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0de1" officeooo:paragraph-rsid="00010de1"/>
    </style:style>
    <style:style style:name="P2" style:family="paragraph" style:parent-style-name="Standard" style:list-style-name="L2">
      <style:text-properties officeooo:rsid="00010de1" officeooo:paragraph-rsid="00010de1"/>
    </style:style>
    <style:style style:name="P3" style:family="paragraph" style:parent-style-name="Standard" style:list-style-name="L2">
      <style:text-properties officeooo:paragraph-rsid="00010de1"/>
    </style:style>
    <style:style style:name="P4" style:family="paragraph" style:parent-style-name="Standard" style:list-style-name="L2">
      <style:text-properties officeooo:rsid="00010df4" officeooo:paragraph-rsid="00010df4"/>
    </style:style>
    <style:style style:name="T1" style:family="text">
      <style:text-properties officeooo:rsid="00010de1"/>
    </style:style>
    <style:style style:name="T2" style:family="text">
      <style:text-properties officeooo:rsid="00010d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1222245" text:style-name="L2">
        <text:list-item>
          <text:p text:style-name="P3"><text:span text:style-name="T1">Read solidity documentation, ( </text:span><text:a xlink:type="simple" xlink:href="https://solidity.readthedocs.io/" text:style-name="Internet_20_link" text:visited-style-name="Visited_20_Internet_20_Link">https://solidity.readthedocs.io</text:a><text:span text:style-name="T2">)</text:span></text:p>
        </text:list-item>
        <text:list-item>
          <text:p text:style-name="P2">Write simple smart contracts and test on Remix.</text:p>
        </text:list-item>
        <text:list-item>
          <text:p text:style-name="P2">Read about Geth and Web3 APIs and implement it.</text:p>
        </text:list-item>
        <text:list-item>
          <text:p text:style-name="P2">Use metamask.</text:p>
        </text:list-item>
        <text:list-item>
          <text:p text:style-name="P2">Create a private blockchain using geth and deploy smart contracts on it.</text:p>
        </text:list-item>
        <text:list-item>
          <text:p text:style-name="P4">Read about truffle and deploy smart contract on local development blockchain provided by truffle as well as use Ganache-cli.</text:p>
        </text:list-item>
        <text:list-item>
          <text:p text:style-name="P4">Opennzeppelin library.</text:p>
        </text:list-item>
        <text:list-item>
          <text:p text:style-name="P4">Implement ERC20 contract. Write testcases for the same using nodejs.</text:p>
        </text:list-item>
        <text:list-item>
          <text:p text:style-name="P4">Solidity-coverage.</text:p>
        </text:list-item>
        <text:list-item>
          <text:p text:style-name="P4">Implement ERC721 smart contract using openzeppelin and write testcases for the same.</text:p>
        </text:list-item>
        <text:list-item>
          <text:p text:style-name="P4">Multi-Sig Wallet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4:59:41.620459606</meta:creation-date>
    <dc:date>2019-09-23T15:30:07.295882597</dc:date>
    <meta:editing-duration>PT8M45S</meta:editing-duration>
    <meta:editing-cycles>1</meta:editing-cycles>
    <meta:document-statistic meta:table-count="0" meta:image-count="0" meta:object-count="0" meta:page-count="1" meta:paragraph-count="11" meta:word-count="93" meta:character-count="600" meta:non-whitespace-character-count="529"/>
    <meta:generator>LibreOffice/6.0.7.3$Linux_X86_64 LibreOffice_project/00m0$Build-3</meta:generator>
  </office:meta>
</office:document-meta>
</file>